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4.71cm"/>
    </style:style>
    <style:style style:name="Table1.D" style:family="table-column">
      <style:table-column-properties style:column-width="7.4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5923" officeooo:paragraph-rsid="00105923"/>
    </style:style>
    <style:style style:name="P2" style:family="paragraph" style:parent-style-name="Standard">
      <style:text-properties officeooo:rsid="00105923" officeooo:paragraph-rsid="0029df2a"/>
    </style:style>
    <style:style style:name="P3" style:family="paragraph" style:parent-style-name="Standard">
      <style:text-properties officeooo:rsid="00107ee0" officeooo:paragraph-rsid="00107ee0"/>
    </style:style>
    <style:style style:name="P4" style:family="paragraph" style:parent-style-name="Standard">
      <style:text-properties fo:font-weight="bold" officeooo:rsid="00105923" officeooo:paragraph-rsid="00105923" style:font-weight-asian="bold" style:font-weight-complex="bold"/>
    </style:style>
    <style:style style:name="P5" style:family="paragraph" style:parent-style-name="Standard">
      <style:text-properties officeooo:rsid="0024818f" officeooo:paragraph-rsid="002560ad"/>
    </style:style>
    <style:style style:name="P6" style:family="paragraph" style:parent-style-name="Standard">
      <style:text-properties officeooo:rsid="00280b8b" officeooo:paragraph-rsid="00280b8b"/>
    </style:style>
    <style:style style:name="P7" style:family="paragraph" style:parent-style-name="Standard">
      <style:text-properties officeooo:rsid="0029df2a" officeooo:paragraph-rsid="0029df2a"/>
    </style:style>
    <style:style style:name="P8" style:family="paragraph" style:parent-style-name="Table_20_Contents">
      <style:text-properties officeooo:rsid="00107ee0" officeooo:paragraph-rsid="00107ee0"/>
    </style:style>
    <style:style style:name="P9" style:family="paragraph" style:parent-style-name="Table_20_Contents">
      <style:text-properties officeooo:rsid="00280b8b" officeooo:paragraph-rsid="00280b8b"/>
    </style:style>
    <style:style style:name="P10" style:family="paragraph" style:parent-style-name="Table_20_Contents">
      <style:text-properties officeooo:rsid="0029df2a" officeooo:paragraph-rsid="0029df2a"/>
    </style:style>
    <style:style style:name="P11" style:family="paragraph" style:parent-style-name="Table_20_Contents">
      <style:text-properties officeooo:rsid="002b437c" officeooo:paragraph-rsid="002b437c"/>
    </style:style>
    <style:style style:name="P12" style:family="paragraph" style:parent-style-name="Standard">
      <style:text-properties officeooo:rsid="0024818f" officeooo:paragraph-rsid="002560ad"/>
    </style:style>
    <style:style style:name="P13" style:family="paragraph" style:parent-style-name="Standard">
      <style:text-properties officeooo:rsid="002b437c" officeooo:paragraph-rsid="002b437c"/>
    </style:style>
    <style:style style:name="T1" style:family="text">
      <style:text-properties officeooo:rsid="00200997"/>
    </style:style>
    <style:style style:name="T2" style:family="text">
      <style:text-properties officeooo:rsid="002560ad"/>
    </style:style>
    <style:style style:name="T3" style:family="text">
      <style:text-properties officeooo:rsid="00280b8b"/>
    </style:style>
    <style:style style:name="T4" style:family="text">
      <style:text-properties officeooo:rsid="0029df2a"/>
    </style:style>
    <style:style style:name="T5" style:family="text">
      <style:text-properties officeooo:rsid="002ac2ad"/>
    </style:style>
    <style:style style:name="T6" style:family="text">
      <style:text-properties officeooo:rsid="002b43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F</text:span><text:span text:style-name="T5">leet</text:span>s Description</text:p>
      <text:p text:style-name="P4"/>
      <text:p text:style-name="P1">Example of one key:value combination (see README.RST in this directory):</text:p>
      <text:p text:style-name="P1"/>
      <text:p text:style-name="P1">"Allied": [{"name": "<text:span text:style-name="T6">BatGrp1</text:span>", "colour": "G", "formations": ["GBatRon1", "GBatRon2", "GCruDiv1a", "GCruDiv1b", "GDesRon1", "GDesRon2", "GRearDiv"]}], "Enemy": [{"name": "NeuLgIsle", "colour": "R", "formations": ["RBat<text:span text:style-name="T6">Ron</text:span>1", "RCru1", "RCru2", "RDesRon1", "RDesRon2"]}]}</text:p>
      <text:p text:style-name="P1"/>
      <text:p text:style-name="P6">This time there are two keys at the highest level, “Allied” and “Enemy”. <text:s/>Both have values which are a list of <text:span text:style-name="T4">dictionaries, one for each </text:span>fleet <text:span text:style-name="T4">for the Player, and for the Neutral (Enemy),</text:span> according to the following table. <text:s/>At the moment in SlowABC there are only two Fleets (one in each key list) called SlowABC and NeuLgIsle. <text:s/>At some stage, I need to add all the other fleets too for the Neutrals and the other Fleets for the Player such as the Carrier Groups (CarGrp1, etc) <text:span text:style-name="T5">or the convoys (C</text:span><text:span text:style-name="T6">on</text:span><text:span text:style-name="T5">v</text:span><text:span text:style-name="T6">o</text:span><text:span text:style-name="T5">y1, etc)</text:span>.</text:p>
      <text:p text:style-name="P3"/>
      <text:p text:style-name="P3"/>
      <text:p text:style-name="P3">The values in the <text:span text:style-name="T3">list </text:span>following the key are currently as the table below (note this will change as extra code is added). <text:s/>The order is not important but I have kept it the same for each value to make it easier to hand edit the files outside the programm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876142268992">
          <table:table-cell table:style-name="Table1.A1" office:value-type="string">
            <text:p text:style-name="P8">Name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Example</text:p>
          </table:table-cell>
          <table:table-cell table:style-name="Table1.D1" office:value-type="string">
            <text:p text:style-name="P8">Description</text:p>
          </table:table-cell>
        </table:table-row>
        <table:table-row table:style-name="TableLine2876142280144"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9">string</text:p>
          </table:table-cell>
          <table:table-cell table:style-name="Table1.A2" office:value-type="string">
            <text:p text:style-name="P6">BatGrp1</text:p>
          </table:table-cell>
          <table:table-cell table:style-name="Table1.D2" office:value-type="string">
            <text:p text:style-name="P9">The name assigned to the fleet</text:p>
          </table:table-cell>
        </table:table-row>
        <table:table-row table:style-name="TableLine2876142269536">
          <table:table-cell table:style-name="Table1.A2" office:value-type="string">
            <text:p text:style-name="P6">colour</text:p>
          </table:table-cell>
          <table:table-cell table:style-name="Table1.A2" office:value-type="string">
            <text:p text:style-name="P9"><text:span text:style-name="T4">a</text:span> letter</text:p>
          </table:table-cell>
          <table:table-cell table:style-name="Table1.A2" office:value-type="string">
            <text:p text:style-name="P7">G</text:p>
          </table:table-cell>
          <table:table-cell table:style-name="Table1.D2" office:value-type="string">
            <text:p text:style-name="P11">An indicator (single letter) showing the colour assigned to that fleet</text:p>
          </table:table-cell>
        </table:table-row>
        <table:table-row table:style-name="TableLine2876142271712">
          <table:table-cell table:style-name="Table1.A2" office:value-type="string">
            <text:p text:style-name="P7">formations</text:p>
          </table:table-cell>
          <table:table-cell table:style-name="Table1.A2" office:value-type="string">
            <text:p text:style-name="P10">a list of strings</text:p>
          </table:table-cell>
          <table:table-cell table:style-name="Table1.A2" office:value-type="string">
            <text:p text:style-name="P2">["RBatDiv1", "RCru1", "RCru2", "RDesRon1", "RDesRon2"]</text:p>
          </table:table-cell>
          <table:table-cell table:style-name="Table1.D2" office:value-type="string">
            <text:p text:style-name="P10">A list of formations, as described in the formations.json file description.</text:p>
          </table:table-cell>
        </table:table-row>
      </table:table>
      <text:p text:style-name="P3"/>
      <text:p text:style-name="P5">There will be one <text:span text:style-name="T4">dictionary in the list for each fleet</text:span> in the Nation’s Iris, including all of the Neutral f<text:span text:style-name="T4">leet</text:span>s. F<text:span text:style-name="T4">leet</text:span>s can be renamed, split or joined within a Port or <text:span text:style-name="T4">where two </text:span>Fleet<text:span text:style-name="T4">s meet at sea</text:span>. <text:s/>New F<text:span text:style-name="T4">leet</text:span>s can be built in a Port from otherwise unassigned <text:span text:style-name="T4">formation</text:span>s within that Port. <text:s/><text:span text:style-name="T2">A fleet may consist of a single formation, which might itself consist of a single ship, eg a submarine.</text:span></text:p>
      <text:p text:style-name="P5"/>
      <text:p text:style-name="P13">Enemy Fleets entering this Iris from an adjacent one will be recorded in their original Iris but a note added to their position that they are in this Iris.</text:p>
      <text:p text:style-name="P5"><text:s text:c="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3T16:49:17.246000000</meta:creation-date>
    <dc:date>2021-07-31T20:19:04.749000000</dc:date>
    <meta:editing-duration>PT1H24M9S</meta:editing-duration>
    <meta:editing-cycles>10</meta:editing-cycles>
    <meta:generator>LibreOffice/7.1.3.2$Windows_X86_64 LibreOffice_project/47f78053abe362b9384784d31a6e56f8511eb1c1</meta:generator>
    <meta:document-statistic meta:table-count="1" meta:image-count="0" meta:object-count="0" meta:page-count="1" meta:paragraph-count="24" meta:word-count="328" meta:character-count="1988" meta:non-whitespace-character-count="1675"/>
  </office:meta>
</office:document-meta>
</file>